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Abstract">
      <style:paragraph-properties fo:margin-left="0cm" fo:margin-right="0cm" fo:text-align="center" style:justify-single-word="false" fo:text-indent="0cm" style:auto-text-indent="false"/>
      <style:text-properties fo:font-variant="normal" fo:text-transform="none" fo:color="#000000" style:font-name="Liberation Serif" fo:font-size="12pt" fo:letter-spacing="normal" fo:font-style="normal" fo:font-weight="normal" officeooo:paragraph-rsid="0008b257" style:font-size-asian="10pt" style:font-size-complex="10pt"/>
    </style:style>
    <style:style style:name="P2" style:family="paragraph" style:parent-style-name="Abstract">
      <style:paragraph-properties fo:margin-left="0cm" fo:margin-right="0cm" fo:text-align="center" style:justify-single-word="false" fo:text-indent="0cm" style:auto-text-indent="false"/>
      <style:text-properties fo:font-variant="normal" fo:text-transform="none" fo:color="#000000" style:font-name="Liberation Serif" fo:font-size="12pt" fo:letter-spacing="normal" fo:font-style="italic" fo:font-weight="normal" officeooo:paragraph-rsid="0008b257" style:font-size-asian="10pt" style:font-style-asian="italic" style:font-size-complex="10pt" style:font-style-complex="italic"/>
    </style:style>
    <style:style style:name="P3" style:family="paragraph" style:parent-style-name="Author">
      <style:paragraph-properties fo:margin-top="0.176cm" fo:margin-bottom="0.071cm" loext:contextual-spacing="false" fo:text-align="center" style:justify-single-word="false"/>
      <style:text-properties officeooo:paragraph-rsid="0005b548"/>
    </style:style>
    <style:style style:name="P4" style:family="paragraph" style:parent-style-name="Standard">
      <style:paragraph-properties fo:text-align="center" style:justify-single-word="false"/>
      <style:text-properties officeooo:paragraph-rsid="0005b548"/>
    </style:style>
    <style:style style:name="P5" style:family="paragraph" style:parent-style-name="Standard">
      <style:text-properties officeooo:paragraph-rsid="0008b257"/>
    </style:style>
    <style:style style:name="P6" style:family="paragraph" style:parent-style-name="paper_20_title">
      <style:paragraph-properties fo:margin-top="0.176cm" fo:margin-bottom="0.176cm" loext:contextual-spacing="false" fo:text-align="center" style:justify-single-word="false"/>
      <style:text-properties officeooo:paragraph-rsid="0005b548"/>
    </style:style>
    <style:style style:name="P7" style:family="paragraph" style:parent-style-name="Standard">
      <style:paragraph-properties fo:text-align="center" style:justify-single-word="false"/>
      <style:text-properties fo:font-size="9pt" fo:language="en" fo:country="US" officeooo:rsid="001adea3" officeooo:paragraph-rsid="0005b548" style:font-size-asian="9pt" style:font-size-complex="9pt"/>
    </style:style>
    <style:style style:name="P8" style:family="paragraph" style:parent-style-name="Standard">
      <style:text-properties fo:font-size="16pt" fo:font-style="normal" fo:font-weight="bold" officeooo:rsid="001c692c" officeooo:paragraph-rsid="0008b257" style:font-size-asian="16pt" style:font-style-asian="normal" style:font-weight-asian="bold" style:font-size-complex="16pt" style:font-style-complex="normal" style:font-weight-complex="bold"/>
    </style:style>
    <style:style style:name="P9" style:family="paragraph" style:parent-style-name="Standard">
      <style:paragraph-properties fo:text-align="center" style:justify-single-word="false"/>
      <style:text-properties fo:font-size="16pt" style:text-underline-style="none" officeooo:paragraph-rsid="0008b257"/>
    </style:style>
    <style:style style:name="P10"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6pt" fo:letter-spacing="normal" fo:font-style="normal" fo:font-weight="normal" officeooo:rsid="000c49d0" officeooo:paragraph-rsid="000c49d0" style:font-size-asian="12pt" style:font-weight-asian="normal" style:font-size-complex="12pt" style:font-weight-complex="normal" loext:padding="0cm" loext:border="none"/>
    </style:style>
    <style:style style:name="P11"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6pt" fo:letter-spacing="normal" fo:font-style="normal" fo:font-weight="normal" officeooo:rsid="0008b257" officeooo:paragraph-rsid="0008b257" style:font-size-asian="12pt" style:font-weight-asian="normal" style:font-size-complex="12pt" style:font-weight-complex="normal"/>
    </style:style>
    <style:style style:name="P12"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6pt" fo:letter-spacing="normal" fo:font-style="italic" fo:font-weight="normal" officeooo:rsid="000c49d0" officeooo:paragraph-rsid="000c49d0" style:font-size-asian="12pt" style:font-style-asian="italic" style:font-weight-asian="normal" style:font-size-complex="12pt" style:font-style-complex="italic" style:font-weight-complex="normal" loext:padding="0cm" loext:border="none"/>
    </style:style>
    <style:style style:name="P13"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2pt" fo:letter-spacing="normal" fo:font-style="normal" fo:font-weight="normal" officeooo:rsid="00111fc5" officeooo:paragraph-rsid="0008b257" style:font-size-asian="12pt" style:font-weight-asian="normal" style:font-size-complex="12pt" style:font-weight-complex="normal"/>
    </style:style>
    <style:style style:name="P14" style:family="paragraph" style:parent-style-name="Standard">
      <style:paragraph-properties fo:margin-top="0.176cm" fo:margin-bottom="0.176cm" loext:contextual-spacing="false" fo:text-align="center" style:justify-single-word="false" fo:orphans="2" fo:widows="2"/>
      <style:text-properties fo:font-variant="normal" fo:text-transform="none" style:font-name="Liberation Serif" fo:font-size="12pt" fo:letter-spacing="normal" fo:font-style="normal" fo:font-weight="normal" officeooo:rsid="0008b257" officeooo:paragraph-rsid="0008b257" style:font-size-asian="12pt" style:font-weight-asian="normal" style:font-size-complex="12pt" style:font-weight-complex="normal"/>
    </style:style>
    <style:style style:name="P15" style:family="paragraph" style:parent-style-name="Standard">
      <style:paragraph-properties fo:margin-top="0.176cm" fo:margin-bottom="0.176cm" loext:contextual-spacing="false" fo:text-align="center" style:justify-single-word="false" fo:orphans="2" fo:widows="2"/>
      <style:text-properties style:font-name="Liberation Serif" fo:font-size="12pt" officeooo:rsid="0005b548" officeooo:paragraph-rsid="0008b257" style:font-size-asian="12pt" style:font-size-complex="12pt"/>
    </style:style>
    <style:style style:name="P16" style:family="paragraph" style:parent-style-name="Text_20_body">
      <style:paragraph-properties fo:text-align="center" style:justify-single-word="false"/>
      <style:text-properties officeooo:paragraph-rsid="0008b257"/>
    </style:style>
    <style:style style:name="P17" style:family="paragraph" style:parent-style-name="Text_20_body">
      <style:paragraph-properties fo:text-align="center" style:justify-single-word="false"/>
      <style:text-properties officeooo:rsid="001c852e" officeooo:paragraph-rsid="0008b257"/>
    </style:style>
    <style:style style:name="P18" style:family="paragraph" style:parent-style-name="Text_20_body">
      <style:paragraph-properties fo:margin-top="0.176cm" fo:margin-bottom="0.176cm" loext:contextual-spacing="false" fo:text-align="center" style:justify-single-word="false"/>
      <style:text-properties officeooo:rsid="001f467e" officeooo:paragraph-rsid="0008b257"/>
    </style:style>
    <style:style style:name="P19" style:family="paragraph" style:parent-style-name="Text_20_body">
      <style:paragraph-properties fo:margin-top="0.176cm" fo:margin-bottom="0.176cm" loext:contextual-spacing="false" fo:text-align="center" style:justify-single-word="false"/>
      <style:text-properties fo:font-size="16pt" officeooo:rsid="0005b548" officeooo:paragraph-rsid="0008b257"/>
    </style:style>
    <style:style style:name="P20" style:family="paragraph" style:parent-style-name="paper_20_title">
      <style:paragraph-properties fo:margin-top="0.176cm" fo:margin-bottom="0.176cm" loext:contextual-spacing="false" fo:text-align="center" style:justify-single-word="false"/>
      <style:text-properties style:font-name="Liberation Serif" fo:font-size="12pt" officeooo:rsid="0005b548" officeooo:paragraph-rsid="0008b257" style:font-size-asian="12pt" style:font-size-complex="12pt"/>
    </style:style>
    <style:style style:name="T1" style:family="text">
      <style:text-properties fo:font-size="24pt" fo:language="en" fo:country="US" officeooo:rsid="001adea3" style:font-name-asian="MS Mincho" style:font-size-asian="24pt" style:font-size-complex="24pt"/>
    </style:style>
    <style:style style:name="T2" style:family="text">
      <style:text-properties fo:font-size="24pt" fo:language="en" fo:country="US" officeooo:rsid="0005b548" style:font-name-asian="MS Mincho" style:font-size-asian="24pt" style:font-size-complex="24pt"/>
    </style:style>
    <style:style style:name="T3" style:family="text">
      <style:text-properties officeooo:rsid="001adea3"/>
    </style:style>
    <style:style style:name="T4" style:family="text">
      <style:text-properties fo:font-size="9pt" fo:language="en" fo:country="US" officeooo:rsid="001adea3" style:font-size-asian="9pt" style:font-size-complex="9pt"/>
    </style:style>
    <style:style style:name="T5" style:family="text">
      <style:text-properties fo:font-size="9pt" style:font-size-asian="9pt" style:font-size-complex="9pt"/>
    </style:style>
    <style:style style:name="T6" style:family="text">
      <style:text-properties fo:font-size="9pt" fo:font-style="italic" style:font-size-asian="9pt" style:font-style-asian="italic" style:font-size-complex="9pt"/>
    </style:style>
    <style:style style:name="T7" style:family="text">
      <style:text-properties officeooo:rsid="001f7787"/>
    </style:style>
    <style:style style:name="T8" style:family="text">
      <style:text-properties fo:font-style="italic" style:font-style-asian="italic" style:font-style-complex="italic"/>
    </style:style>
    <style:style style:name="T9" style:family="text">
      <style:text-properties fo:font-style="italic" officeooo:rsid="001f7787"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1f7787" style:font-style-asian="normal" style:font-style-complex="normal"/>
    </style:style>
    <style:style style:name="T12" style:family="text">
      <style:text-properties fo:font-style="normal" officeooo:rsid="00112f73" style:font-style-asian="normal" style:font-style-complex="normal"/>
    </style:style>
    <style:style style:name="T13" style:family="text">
      <style:text-properties fo:font-variant="normal" fo:text-transform="none" fo:letter-spacing="normal" fo:font-style="normal" fo:font-weight="normal" style:font-style-asian="normal" style:font-style-complex="normal"/>
    </style:style>
    <style:style style:name="T14" style:family="text">
      <style:text-properties fo:font-variant="normal" fo:text-transform="none" fo:letter-spacing="normal" fo:font-style="normal" fo:font-weight="normal" officeooo:rsid="000b1a64" style:font-style-asian="normal" style:font-style-complex="normal"/>
    </style:style>
    <style:style style:name="T15" style:family="text">
      <style:text-properties fo:font-variant="normal" fo:text-transform="none" fo:letter-spacing="normal" fo:font-style="normal" fo:font-weight="normal" officeooo:rsid="000c6def" style:font-style-asian="normal" style:font-style-complex="normal"/>
    </style:style>
    <style:style style:name="T16" style:family="text">
      <style:text-properties fo:font-variant="normal" fo:text-transform="none" fo:letter-spacing="normal" fo:font-style="normal" fo:font-weight="normal" officeooo:rsid="000c6def" style:font-style-asian="normal" style:font-style-complex="normal" loext:padding="0cm" loext:border="none"/>
    </style:style>
    <style:style style:name="T17" style:family="text">
      <style:text-properties officeooo:rsid="00120b42"/>
    </style:style>
    <style:style style:name="T18" style:family="text">
      <style:text-properties officeooo:rsid="000caf27"/>
    </style:style>
    <style:style style:name="T19" style:family="text">
      <style:text-properties officeooo:rsid="000caf27" loext:padding="0cm" loext:border="none"/>
    </style:style>
    <style:style style:name="T20" style:family="text">
      <style:text-properties officeooo:rsid="000ed272" loext:padding="0cm" loext:border="none"/>
    </style:style>
    <style:style style:name="T21" style:family="text">
      <style:text-properties officeooo:rsid="000f8874" loext:padding="0cm" loext:border="none"/>
    </style:style>
    <style:style style:name="T22" style:family="text">
      <style:text-properties fo:font-size="16pt" fo:font-style="normal" fo:font-weight="bold" officeooo:rsid="001c692c" style:font-size-asian="16pt" style:font-style-asian="normal" style:font-weight-asian="bold" style:font-size-complex="16pt" style:font-style-complex="normal" style:font-weight-complex="bold"/>
    </style:style>
    <style:style style:name="T23" style:family="text">
      <style:text-properties loext:padding="0cm" loext:border="none"/>
    </style:style>
    <style:style style:name="T24" style:family="text">
      <style:text-properties officeooo:rsid="000a269b" loext:padding="0cm" loext:border="none"/>
    </style:style>
    <style:style style:name="T25" style:family="text">
      <style:text-properties officeooo:rsid="000e5b81"/>
    </style:style>
    <style:style style:name="T26" style:family="text">
      <style:text-properties officeooo:rsid="00112f73"/>
    </style:style>
    <style:style style:name="T27" style:family="text">
      <style:text-properties officeooo:rsid="00112f73" loext:padding="0cm" loext:border="none"/>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fo:background-color="transparent" text:dont-balance-text-columns="false" style:editable="false">
        <style:columns fo:column-count="2" fo:column-gap="0.6cm">
          <style:column style:rel-width="32767*" fo:start-indent="0cm" fo:end-indent="0.3cm"/>
          <style:column style:rel-width="32768*" fo:start-indent="0.3cm" fo:end-indent="0cm"/>
        </style:columns>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Mobiles</text:span><text:span text:style-name="T3"> Sales </text:span><text:span text:style-name="T2">Strategizer</text:span><text:span text:style-name="T3"> <text:s text:c="2"/></text:span></text:p>
      <text:p text:style-name="P6"/>
      <text:section text:style-name="Sect1" text:name="Section1">
        <text:p text:style-name="P3"><text:span text:style-name="T4">Srish Srinivasan</text:span><text:span text:style-name="T5"><text:line-break/></text:span><text:span text:style-name="T4">Computer Science Engineering</text:span><text:span text:style-name="T5"><text:line-break/></text:span><text:span text:style-name="T4">PES University</text:span></text:p>
        <text:p text:style-name="P3"><text:span text:style-name="T4">Bangalore,India</text:span><text:span text:style-name="T5"><text:line-break/></text:span><text:span text:style-name="T4">srishwap4@gmail.com</text:span></text:p>
        <text:p text:style-name="P6"/>
        <text:p text:style-name="P4"><text:span text:style-name="T4">Sriram Subramanian</text:span><text:span text:style-name="T5"><text:line-break/> </text:span><text:span text:style-name="T4">Computer Science Engineering</text:span><text:span text:style-name="T5"><text:line-break/></text:span><text:span text:style-name="T4">PES University</text:span><text:span text:style-name="T6"><text:line-break/></text:span></text:p>
        <text:p text:style-name="P7">Bangalore,India</text:p>
        <text:p text:style-name="P7">sriramsub7@gmail.com</text:p>
        <text:p text:style-name="P6"/>
      </text:section>
      <text:section text:style-name="Sect2" text:name="Section2">
        <text:p text:style-name="P5"><text:span text:style-name="T8"><text:s/><text:tab/><text:tab/> <text:s text:c="4"/></text:span><text:span text:style-name="T22">Abstract</text:span></text:p>
        <text:p text:style-name="P8"/>
        <text:p text:style-name="P1">This paper discusses the various methods that are employed in predicting the trends in time series data. Here, an attempt to forecasting mobile phone sales has been made. Initially, we learnt how Recurrent Neural Networks (RNN) and Long Short Term Memory (LSTM) have been used to predict the demand for electricity in a residential locality. We then saw how the application of Deep Neural Networks in building predictive models came up with some very accurate predictions. Moving on, we also looked at how Support Vector Machines have been employed in forecasting the sales of mobile phones.</text:p>
        <text:p text:style-name="P2">*<text:span text:style-name="T25">yet to be completed*</text:span></text:p>
        <text:p text:style-name="P9"><text:span text:style-name="T26">I. </text:span>Introduction </text:p>
        <text:p text:style-name="P9"/>
        <text:p text:style-name="P16">A market place is a intermediary link between a merchant(s) and a consumer(s). It takes away the hassle of visiting different websites or visiting different malls in order to compare the pricing of a product that a consumer is interested in. So a market place, be it online or offline acts as a portal for all merchants to exhibit and sell their products to interested customers.</text:p>
        <text:p text:style-name="P16"><text:s/>Customers would find it really easy to make a sound decision on their purchases given the plethora of options in terms of pricing and features. The merchants too could analyse and find out the products that seem to be really trendy and accordingly plan their sales strategy and the investments that they would have to make in order to have a successful campaign at the marketplace. <text:s/></text:p>
        <text:p text:style-name="P17">Our goal was , given the dataset of phone sales in the first half of 2020, try and analyse how certain sales decisions such as pricing were indeed getting the optimal results in terms of sales, try predicting sales of a product and try to bring out the most influential factors that affect the sales.</text:p>
        <text:p text:style-name="P17">The data was considerably clean when we ingested it, therefore not much of cleaning was required. </text:p>
        <text:p text:style-name="P17">One of the issues was, that many of the columns in the dataset took unstructured values and we had to figure out a way to extract information from them or make the decision to drop the columns entirely.</text:p>
        <text:p text:style-name="P18">Explorative analysis showed that many attributes had a skewed distrubution.<text:span text:style-name="T7">Few of the attributes were considerably correlated with one another. For one, the </text:span><text:span text:style-name="T9">daily_gmv </text:span><text:span text:style-name="T11">attribute of the dataset was higly correlated with the </text:span><text:span text:style-name="T9">daily_sold </text:span><text:span text:style-name="T11">attribute.</text:span></text:p>
        <text:p text:style-name="P19"><text:span text:style-name="T12">II. </text:span><text:span text:style-name="T11">L</text:span><text:span text:style-name="T10">iterature Review</text:span></text:p>
        <text:p text:style-name="P15"><text:span text:style-name="T13">Anupiya Nugaliyadde, Upeka Somaratne, and Kok Wai Wong Murdoch </text:span><text:span text:style-name="T14">in their paper “Predicting Electricity Consumption using Deep Recurrent Neural Networks” talk us through their approach to predicting Electricity Consumption using a Recurrent Neural </text:span><text:soft-page-break/><text:span text:style-name="T14">Network (RNN) and a Long Short Term Memory network (LSTM). Both these models are purely dependent on the historical consumption of eletricity. They observed that the analysis of time-series data through conventional approaches like ARIMA </text:span><text:span text:style-name="T15">(</text:span><text:span text:style-name="T16">Autoregressive integrated moving average)</text:span><text:span text:style-name="T14">, Fuzzy based techniques, SVM </text:span><text:span text:style-name="T15">(</text:span><text:span text:style-name="T14">Support Vector Machines</text:span><text:span text:style-name="T15">)</text:span><text:span text:style-name="T14"> and a few other did an excellent job in making short-term predictions but were considerably poor when it came to making long-term predictions. </text:span><text:span text:style-name="T15">RNN and LSTM based models consist of a feedback loop from their past inputs in order to learn from the their previous sequences of data. Both these models were observed to minimize the RMS (Root Mean Square) error value to 0.1 for all the cases on an average. They concluded that the RNN and LSTM based models performed as good as ARIMA in making short-term predictions and outperformed all the other models when it came to making medium-term and long-term predictions with very good accuracy. </text:span></text:p>
        <text:p text:style-name="P20"/>
        <text:p text:style-name="P13">In the paper , “deep neural decision trees”, Yongxin Yang, Garcia Morillo, and Timithy M.H , discuss how neural networks are extremely powerful, but lack the interpretabilty of tree based models. In use cases corresponding to fields such as business and medicine, the model may require to be explainable. They incorporated both the decision tree and ANN techniques to create a custom model. This model, instead of using greedy techniques to grow the tree, uses stochastic gradient descent and can hence find the better approximate to the optimal solution. Since the entire model is contructed like a desicion tree, It would be quite easy to interpret. They tested on tabular, low dimensional data and compared the perfformances of <text:span text:style-name="T17">a dndt, decision tree and a neural network. They concluded that the decision tree slightly outperforms the dndt as it is more suited for the type of data used, but the dndt did outperform the neural network . Maybe the dndt could provide an useful, interpretable model when analysisng perceptual data.</text:span></text:p>
        <text:p text:style-name="P13"/>
        <text:p text:style-name="P13"><text:span text:style-name="T18">Zekun Duan in his paper “</text:span><text:span text:style-name="T19">Mobile Phone Sales Forecast Based on Support Vector Machine” discusses how he employed SVM (Support Vector Machine) in building a model for the prediction of mobile phone sales. He took in factors such as price, wear resistance, resistance to fall, charging interval, battery life, communication stability, photo effect, appearance design, memory size and the willingness to buy again </text:span><text:span text:style-name="T20">as input variables and the sales foreground grade as the output variable. </text:span><text:span text:style-name="T21">The reason behind employing SVM was that it was very efficient in making predictions as it overcomes the problem of local optimum and also eliminates the possibility of a long convergence time which seems to be very evident in some of the neural networks based models. On analysing the predictions that were made, he concluded that the sales forecasts were very consistent with the actual values announced by the mobile phone manufacturers. </text:span></text:p>
        <text:p text:style-name="P11"><text:span text:style-name="T27">III. </text:span><text:span text:style-name="T21">P</text:span><text:span text:style-name="T23">roblem Statement</text:span></text:p>
        <text:p text:style-name="P14"><text:span text:style-name="T24">1. </text:span><text:span text:style-name="T23">To find out the most influential independant variables in determining the value of the dependant variable.</text:span></text:p>
        <text:p text:style-name="P14"><text:span text:style-name="T24">2. </text:span><text:span text:style-name="T23">To build a model that can predict the sales of a mobile phone given its parameters.</text:span></text:p>
        <text:p text:style-name="P14"><text:span text:style-name="T24">3. </text:span><text:span text:style-name="T23">To estimate the amount of history to consider when making a prediction , since it is time series data.</text:span></text:p>
        <text:p text:style-name="P10"><text:span text:style-name="T26">IV. </text:span>Our Approach</text:p>
        <text:p text:style-name="P12">* work in progress*</text:p>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section>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aper_20_title" style:display-name="paper title" style:family="paragraph" style:default-outline-level="">
      <style:paragraph-properties fo:margin-top="0cm" fo:margin-bottom="0.212cm" loext:contextual-spacing="false" fo:text-align="center" style:justify-single-word="false" fo:orphans="2" fo:widows="2" style:writing-mode="lr-tb"/>
      <style:text-properties fo:font-size="24pt" fo:language="en" fo:country="US" style:font-name-asian="MS Mincho" style:font-family-asian="'MS Mincho'" style:font-family-generic-asian="system" style:font-pitch-asian="variable" style:font-size-asian="24pt" style:font-size-complex="24pt"/>
    </style:style>
    <style:style style:name="Author" style:family="paragraph" style:default-outline-level="">
      <style:paragraph-properties fo:margin-top="0.635cm" fo:margin-bottom="0.071cm" loext:contextual-spacing="false" fo:text-align="center" style:justify-single-word="false" fo:orphans="2" fo:widows="2" style:writing-mode="lr-tb"/>
      <style:text-properties fo:font-size="11pt" fo:language="en" fo:country="US" style:font-size-asian="11pt" style:font-size-complex="11pt"/>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loext:contextual-spacing="false" fo:keep-together="always" fo:text-indent="0cm" style:auto-text-indent="false" fo:keep-with-next="always">
        <style:tab-stops>
          <style:tab-stop style:position="0.381cm"/>
        </style:tab-stops>
      </style:paragraph-properties>
      <style:text-properties fo:font-variant="small-caps"/>
    </style:style>
    <style:style style:name="Abstract" style:family="paragraph" style:default-outline-level="">
      <style:paragraph-properties fo:margin-left="0cm" fo:margin-right="0cm" fo:margin-top="0cm" fo:margin-bottom="0.353cm" loext:contextual-spacing="false" fo:text-align="justify" style:justify-single-word="false" fo:orphans="2" fo:widows="2" fo:text-indent="0.48cm" style:auto-text-indent="false" style:writing-mode="lr-tb"/>
      <style:text-properties fo:font-size="9pt" fo:language="en" fo:country="US" fo:font-weight="bold" style:font-size-asian="9pt" style:font-weight-asian="bold" style:font-size-complex="9pt" style:font-weight-complex="bold"/>
    </style:style>
    <style:style style:name="ListLabel_20_19" style:display-name="ListLabel 19" style:family="text">
      <style:text-properties fo:font-variant="normal" fo:text-transform="none" style:use-window-font-color="true" style:text-line-through-style="none" style:text-line-through-type="none" style:text-position="0% 100%" fo:font-size="10pt" style:font-size-asian="10pt" style:font-name-complex="Times New Roman" style:font-family-complex="'Times New Roman'" style:font-family-generic-complex="system" style:font-pitch-complex="variable" style:font-size-complex="10pt" text:display="true"/>
    </style:style>
    <style:style style:name="ListLabel_20_20" style:display-name="ListLabel 20"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 style:font-family-complex="'Times New Roman'" style:font-family-generic-complex="system" style:font-pitch-complex="variable" style:font-size-complex="10pt" style:font-style-complex="italic" style:font-weight-complex="normal" text:display="true"/>
    </style:style>
    <style:style style:name="ListLabel_20_21" style:display-name="ListLabel 21"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 style:font-family-complex="'Times New Roman'" style:font-family-generic-complex="system" style:font-pitch-complex="variable" style:font-size-complex="10pt" style:font-style-complex="italic" style:font-weight-complex="normal" text:display="true"/>
    </style:style>
    <style:style style:name="ListLabel_20_22" style:display-name="ListLabel 22" style:family="text">
      <style:text-properties fo:font-size="10pt" fo:font-style="italic" fo:font-weight="normal" style:font-size-asian="10pt" style:font-style-asian="italic" style:font-weight-asian="normal" style:font-name-complex="Times New Roman" style:font-family-complex="'Times New Roman'" style:font-family-generic-complex="system" style:font-pitch-complex="variable" style:font-size-complex="10pt" style:font-style-complex="italic" style:font-weight-complex="normal"/>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Numbering_20_Symbols" style:display-name="Numbering Symbols" style:family="text"/>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
      <text:list-level-style-number text:level="1" text:style-name="ListLabel_20_19"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21"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22"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23"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24"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25"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27"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8T14:42:46.633981264</meta:creation-date>
    <dc:date>2020-10-18T15:19:59.594710291</dc:date>
    <meta:editing-duration>PT34M39S</meta:editing-duration>
    <meta:editing-cycles>9</meta:editing-cycles>
    <meta:generator>LibreOffice/6.4.6.2$Linux_X86_64 LibreOffice_project/40$Build-2</meta:generator>
    <meta:document-statistic meta:table-count="0" meta:image-count="0" meta:object-count="0" meta:page-count="3" meta:paragraph-count="26" meta:word-count="969" meta:character-count="6026" meta:non-whitespace-character-count="5063"/>
  </office:meta>
</office:document-meta>
</file>